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0000002581B42268A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roundedrect-title">
      <style:graphic-properties draw:fill-color="#ffffff" fo:min-height="3.256cm"/>
    </style:style>
    <style:style style:name="pr2" style:family="presentation" style:parent-style-name="lyt-roundedrect-outline1">
      <style:graphic-properties draw:fill-color="#ffffff" fo:min-height="13.609cm"/>
    </style:style>
    <style:style style:name="pr3" style:family="presentation" style:parent-style-name="lyt-roundedrect-notes">
      <style:graphic-properties draw:fill-color="#ffffff" draw:auto-grow-height="true" fo:min-height="13.364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13.86cm"/>
    </style:style>
    <style:style style:name="pr6" style:family="presentation" style:parent-style-name="lyt-roundedrect-notes">
      <style:graphic-properties draw:fill-color="#ffffff" fo:min-height="13.364cm"/>
    </style:style>
    <style:style style:name="pr7" style:family="presentation" style:parent-style-name="lyt-roundedrect-outline1">
      <style:graphic-properties fo:min-height="12.17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rl-tb"/>
    </style:style>
    <style:style style:name="P3" style:family="paragraph">
      <style:paragraph-properties fo:margin-left="1.2cm" fo:margin-right="0cm" fo:text-indent="-0.9cm" style:writing-mode="rl-tb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start" style:writing-mode="lr-tb"/>
    </style:style>
    <style:style style:name="P6" style:family="paragraph">
      <style:paragraph-properties fo:text-align="end" style:writing-mode="rl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cm" svg:height="3.256cm" svg:x="1cm" svg:y="0.962cm" presentation:class="title" presentation:user-transformed="true">
          <draw:text-box>
            <text:p>نرم افزار آزاد چیست؟</text:p>
          </draw:text-box>
        </draw:frame>
        <draw:frame presentation:style-name="pr2" draw:text-style-name="P3" draw:layer="layout" svg:width="22.6cm" svg:height="13.609cm" svg:x="1.6cm" svg:y="4.791cm" presentation:class="outline" presentation:user-transformed="true">
          <draw:text-box>
            <text:list text:style-name="L2">
              <text:list-item>
                <text:p text:style-name="P2"><text:span text:style-name="T1">امیرحسین آل‌شیخ</text:span></text:p>
              </text:list-item>
            </text:list>
            <text:p text:style-name="P2"><text:span text:style-name="T2">-</text:span><text:span text:style-name="T3"> معرفی قوانین </text:span><text:span text:style-name="T3">GNU/GPL</text:span><text:span text:style-name="T3">، </text:span><text:span text:style-name="T3">Copy Right</text:span><text:span text:style-name="T3"> و </text:span><text:span text:style-name="T3">OSF</text:span></text:p>
            <text:p text:style-name="P2">- <text:span text:style-name="T3">تاثیرات نرم‌افزار‌های آزاد در زندگی روزانه‌ی کاربران رایانه و چگونگی آن</text:span><text:span text:style-name="T3"><text:tab/></text:span></text:p>
            <text:p text:style-name="P2">- <text:span text:style-name="T3">معرفی لینوکس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1T1">
        <draw:frame presentation:style-name="pr4" draw:layer="layout" svg:width="23cm" svg:height="3.506cm" svg:x="1cm" svg:y="0.837cm" presentation:class="title">
          <draw:text-box>
            <text:p>CopyRight</text:p>
          </draw:text-box>
        </draw:frame>
        <draw:frame presentation:style-name="pr5" draw:text-style-name="P2" draw:layer="layout" svg:width="22.6cm" svg:height="13.86cm" svg:x="1.4cm" svg:y="4.914cm" presentation:class="outline" presentation:user-transformed="true">
          <draw:text-box>
            <text:list text:style-name="L2">
              <text:list-item>
                <text:p text:style-name="P2">کپی‌رایت چیست؟ </text:p>
                <text:p text:style-name="P2"><text:s/></text:p>
                <text:p text:style-name="P2">- یک قانون حق تکثیر برای حمایت از حقوق سازنده است.</text:p>
                <text:p text:style-name="P2">- این قانون به صورت بین‌المللی ساخته شده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1T1">
        <draw:frame presentation:style-name="pr4" draw:layer="layout" svg:width="23cm" svg:height="3.506cm" svg:x="1cm" svg:y="0.837cm" presentation:class="title">
          <draw:text-box>
            <text:p>Copy Right</text:p>
          </draw:text-box>
        </draw:frame>
        <draw:frame presentation:style-name="pr5" draw:text-style-name="P2" draw:layer="layout" svg:width="22.6cm" svg:height="13.86cm" svg:x="1.4cm" svg:y="4.914cm" presentation:class="outline">
          <draw:text-box>
            <text:list text:style-name="L2">
              <text:list-item>
                <text:p text:style-name="P2">کپی‌رایت نرم افزاری چیست؟</text:p>
                <text:p text:style-name="P2"/>
                <text:p text:style-name="P2">این قانون به <text:span text:style-name="T4">ارائه‌دهنده‌</text:span><text:span text:style-name="T5">ی</text:span> محصول این اجازه را می‌دهد که میزان <text:span text:style-name="T4">دسترسی</text:span> <text:span text:style-name="T4">کاربر و مشتری</text:span> را به نرم‌افزار <text:span text:style-name="T4">محدود</text:span> کند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1T1">
        <draw:frame presentation:style-name="pr4" draw:layer="layout" svg:width="23cm" svg:height="3.506cm" svg:x="1cm" svg:y="0.837cm" presentation:class="title">
          <draw:text-box>
            <text:p>Copy Right</text:p>
          </draw:text-box>
        </draw:frame>
        <draw:frame presentation:style-name="pr5" draw:text-style-name="P2" draw:layer="layout" svg:width="22.6cm" svg:height="13.86cm" svg:x="1.4cm" svg:y="4.914cm" presentation:class="outline">
          <draw:text-box>
            <text:list text:style-name="L2">
              <text:list-item>
                <text:p text:style-name="P2">کپی‌رایت نرم‌افزاری اگر در اوتوموبیل پیاده کنیم چه می‌شود؟</text:p>
                <text:p text:style-name="P2"><text:span text:style-name="T3">حق بازکردن ماشین رو ندارن.</text:span></text:p>
                <text:p text:style-name="P2"><text:span text:style-name="T3">حق فهمیدن چگونگی ساخته شدن ماشین رو ندارین.</text:span></text:p>
                <text:p text:style-name="P2"><text:span text:style-name="T3">حق تعمیر ماشین رو ندارین.</text:span></text:p>
                <text:p text:style-name="P2"><text:span text:style-name="T3">اگر جزو طراحهای ماشین هستین حق انتشار نوع ساخته شدنش رو ندارین.</text:span></text:p>
                <text:p text:style-name="P2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1T1">
        <draw:frame presentation:style-name="pr4" draw:layer="layout" svg:width="23cm" svg:height="3.506cm" svg:x="1cm" svg:y="0.837cm" presentation:class="title">
          <draw:text-box>
            <text:p>Copy Right</text:p>
          </draw:text-box>
        </draw:frame>
        <draw:frame presentation:style-name="pr5" draw:text-style-name="P2" draw:layer="layout" svg:width="22.6cm" svg:height="13.86cm" svg:x="1.4cm" svg:y="4.914cm" presentation:class="outline" presentation:user-transformed="true">
          <draw:text-box>
            <text:list text:style-name="L2">
              <text:list-item>
                <text:p text:style-name="P2">کپی‌رایت نرم‌افزاری اگر در اوتوموبیل پیاده کنیم چه می‌شود؟</text:p>
                <text:p text:style-name="P2"><text:span text:style-name="T3">فقط شرکت سازنده‌ی ماشین حق تعمیر ماشین را دارد.</text:span></text:p>
                <text:p text:style-name="P2"><text:span text:style-name="T3">فقط شرکت سازنده‌ی ماشین حق فهمیدن چگونگی ساختار ماشین را دارد.</text:span></text:p>
                <text:p text:style-name="P2"><text:span text:style-name="T3">فقط شرکت سازنده‌ی ماشین حق پیشرفت دادن ایده‌های استفاده شده در محصول را دارد.</text:span></text:p>
                <text:p text:style-name="P2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1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Copy Right</text:p>
          </draw:text-box>
        </draw:frame>
        <draw:frame presentation:style-name="pr5" draw:text-style-name="P2" draw:layer="layout" svg:width="22.6cm" svg:height="13.86cm" svg:x="1.4cm" svg:y="4.914cm" presentation:class="outline" presentation:user-transformed="true">
          <draw:text-box>
            <text:list text:style-name="L2">
              <text:list-item>
                <text:p text:style-name="P2">در نتیجه:</text:p>
                <text:p text:style-name="P2"><text:span text:style-name="T3">۱</text:span><text:span text:style-name="T3">. پیشرفت انحصاری می‌شه.</text:span></text:p>
                <text:p text:style-name="P2"><text:span text:style-name="T3">۲</text:span><text:span text:style-name="T3">. کمتر شرکت تازه‌ای می‌تونه وارد بازار رقابت بشه.</text:span></text:p>
                <text:p text:style-name="P2"><text:span text:style-name="T3">۳</text:span><text:span text:style-name="T3">. اگر شرکت مورد نظر سیاست‌هاش رو تغییر بده شما حق انتخاب دیگه‌ای جز پذیرفتن سیاست‌های جدید ندارین.</text:span></text:p>
                <text:p text:style-name="P2"><text:span text:style-name="T3">۴</text:span><text:span text:style-name="T3">. شرکت‌ها برمردم حکومت می‌کنند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1T1">
        <draw:frame presentation:style-name="pr4" draw:layer="layout" svg:width="23cm" svg:height="3.506cm" svg:x="1cm" svg:y="0.837cm" presentation:class="title">
          <draw:text-box>
            <text:p>FSF : Free Software Foundation</text:p>
          </draw:text-box>
        </draw:frame>
        <draw:frame presentation:style-name="pr5" draw:text-style-name="P2" draw:layer="layout" svg:width="22.6cm" svg:height="13.86cm" svg:x="1.4cm" svg:y="4.914cm" presentation:class="outline" presentation:user-transformed="true">
          <draw:text-box>
            <text:list text:style-name="L2">
              <text:list-header>
                <text:p text:style-name="P2"/>
                <text:p text:style-name="P2"/>
                <text:p text:style-name="P5">GPL <text:span text:style-name="T6">(General Public Licence)</text:span></text:p>
                <text:p text:style-name="P6">پروانه‌ی عمومی همگانی گنو</text:p>
                <text:p text:style-name="P6"/>
                <text:p text:style-name="P5">OSF <text:span text:style-name="T6">(Open Source Foundation)</text:span></text:p>
                <text:p text:style-name="P6">پروانه‌ی متن‌باز نرم‌افزاری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1T1">
        <draw:frame presentation:style-name="pr4" draw:layer="layout" svg:width="23cm" svg:height="3.506cm" svg:x="1cm" svg:y="0.837cm" presentation:class="title">
          <draw:text-box>
            <text:p>Open Source Foundation</text:p>
          </draw:text-box>
        </draw:frame>
        <draw:frame presentation:style-name="pr5" draw:text-style-name="P2" draw:layer="layout" svg:width="22.6cm" svg:height="13.86cm" svg:x="1.4cm" svg:y="4.914cm" presentation:class="outline" presentation:user-transformed="true">
          <draw:text-box>
            <text:list text:style-name="L2">
              <text:list-item>
                <text:p text:style-name="P2">این بنیاد آزادی کامل برروی</text:p>
                <text:p text:style-name="P2">ویرایش </text:p>
                <text:p text:style-name="P2">توزیع مجدد نرم افزار </text:p>
                <text:p text:style-name="P2">را به<text:span text:style-name="T7"> هرکسی</text:span> که دسترسی به محصول دارد را می‌دهد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1T1">
        <draw:frame presentation:style-name="pr4" draw:layer="layout" svg:width="23cm" svg:height="3.506cm" svg:x="1cm" svg:y="0.837cm" presentation:class="title">
          <draw:text-box>
            <text:p>Open Source Software</text:p>
          </draw:text-box>
        </draw:frame>
        <draw:frame presentation:style-name="pr5" draw:text-style-name="P2" draw:layer="layout" svg:width="22.6cm" svg:height="13.86cm" svg:x="1.4cm" svg:y="4.914cm" presentation:class="outline" presentation:user-transformed="true">
          <draw:text-box>
            <text:list text:style-name="L2">
              <text:list-item>
                <text:p text:style-name="P2">در نتیجه :</text:p>
                <text:p text:style-name="P2">هرکسی که مهارت لازم را دارد میتواند </text:p>
                <text:p text:style-name="P2"><text:s/>- با ساختار نرم افزار <text:span text:style-name="T8">آشنا شود</text:span>.</text:p>
                <text:p text:style-name="P2"><text:s/>- به پیشرفت نرم‌افزار <text:span text:style-name="T8">کمک کند</text:span>.</text:p>
                <text:p text:style-name="P2"><text:s/>- از ایده‌ی سازنده <text:span text:style-name="T8">استفاده کند</text:span>.</text:p>
                <text:p text:style-name="P2">نهایتا پیشرفت از دست یک شرکت خارج و به همگان تعلق پیدا می‌کند. </text:p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1T1">
        <draw:frame presentation:style-name="pr4" draw:layer="layout" svg:width="23cm" svg:height="3.506cm" svg:x="1cm" svg:y="0.837cm" presentation:class="title">
          <draw:text-box>
            <text:p>General Public License</text:p>
          </draw:text-box>
        </draw:frame>
        <draw:frame presentation:style-name="pr5" draw:text-style-name="P2" draw:layer="layout" svg:width="22.6cm" svg:height="13.86cm" svg:x="1.4cm" svg:y="4.914cm" presentation:class="outline" presentation:user-transformed="true">
          <draw:text-box>
            <text:list text:style-name="L2">
              <text:list-item>
                <text:p text:style-name="P2">این پروانه ۴ آزادی رو تضمین می‌کنه: </text:p>
                <text:p text:style-name="P2"><text:span text:style-name="T3">آزادی </text:span><text:span text:style-name="T3">0</text:span><text:span text:style-name="T3">‌: آزادی اجرای نرم افزار به هر منظور</text:span></text:p>
                <text:p text:style-name="P2"><text:span text:style-name="T3">آزادی </text:span><text:span text:style-name="T3">۱</text:span><text:span text:style-name="T3">‌: آزادی برای آموختن نحوه عملکرد نرم افزار و سازگار کردن آن با نیازهای شخصی. </text:span></text:p>
                <text:p text:style-name="P2"><text:span text:style-name="T3">آزادی </text:span><text:span text:style-name="T3">۲</text:span><text:span text:style-name="T3">‌: آزادی برای توزیع مجدد کپی برنامه.</text:span></text:p>
                <text:p text:style-name="P2"><text:span text:style-name="T3">آزادی </text:span><text:span text:style-name="T3">۳</text:span><text:span text:style-name="T3">: آزادی برای اصلاح کردن و توسعه نرم افزار و منتشر کردن این اصلاحات برای همگان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1T1">
        <draw:frame presentation:style-name="pr4" draw:layer="layout" svg:width="23cm" svg:height="3.506cm" svg:x="1cm" svg:y="0.837cm" presentation:class="title">
          <draw:text-box>
            <text:p>نمونه‌های این محصولات</text:p>
          </draw:text-box>
        </draw:frame>
        <draw:frame presentation:style-name="pr5" draw:text-style-name="P2" draw:layer="layout" svg:width="22.6cm" svg:height="13.86cm" svg:x="1.4cm" svg:y="4.914cm" presentation:class="outline">
          <draw:text-box>
            <text:list text:style-name="L2">
              <text:list-item>
                <text:p text:style-name="P2">Mozila FireFox</text:p>
              </text:list-item>
              <text:list-item>
                <text:p text:style-name="P2">Android</text:p>
              </text:list-item>
              <text:list-item>
                <text:p text:style-name="P2">WikiPedia</text:p>
              </text:list-item>
              <text:list-item>
                <text:p text:style-name="P2">FaceBook</text:p>
              </text:list-item>
              <text:list-item>
                <text:p text:style-name="P2">WordPress</text:p>
              </text:list-item>
              <text:list-item>
                <text:p text:style-name="P2">MySQL</text:p>
              </text:list-item>
              <text:list-item>
                <text:p text:style-name="P2">VLC media play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1T1">
        <draw:frame presentation:style-name="pr4" draw:layer="layout" svg:width="23cm" svg:height="3.506cm" svg:x="1cm" svg:y="0.837cm" presentation:class="title">
          <draw:text-box>
            <text:p>نمونه‌ی کاربردهای لینوکس</text:p>
          </draw:text-box>
        </draw:frame>
        <draw:frame presentation:style-name="pr7" draw:text-style-name="P2" draw:layer="layout" svg:width="22.6cm" svg:height="12.179cm" svg:x="1.4cm" svg:y="4.914cm" presentation:class="outline" presentation:user-transformed="true">
          <draw:text-box>
            <text:list text:style-name="L2">
              <text:list-item>
                <text:p text:style-name="P2">در آخرین آمار در بین 500 ابر کامپیوتر دنیا 91.2٪ این ابررایانه‌ها از سیستم عامل لینوکس استفاده می‌کنند.</text:p>
              </text:list-item>
              <text:list-item>
                <text:p text:style-name="P2">در این لیست 10 کامپیوتر اول تماما از لینوکس استفاده می‌کنند.</text:p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1T1">
        <draw:frame presentation:style-name="pr4" draw:layer="layout" svg:width="23cm" svg:height="3.506cm" svg:x="1cm" svg:y="0.837cm" presentation:class="title">
          <draw:text-box>
            <text:p>نمونه‌ی کاربرد‌های لینوکس</text:p>
          </draw:text-box>
        </draw:frame>
        <draw:frame presentation:style-name="pr7" draw:text-style-name="P2" draw:layer="layout" svg:width="22.6cm" svg:height="12.179cm" svg:x="1.4cm" svg:y="4.914cm" presentation:class="outline" presentation:user-transformed="true">
          <draw:text-box>
            <text:list text:style-name="L2">
              <text:list-item>
                <text:p text:style-name="P2">ناسا و سازمان دفاع آمریکا از سیستم‌عامل لینوکس استفاده می‌کنند.</text:p>
              </text:list-item>
              <text:list-item>
                <text:p text:style-name="P2">دستگاه‌های خود پرداز (ATM) از سیستم عامل لینوکس استفاده می‌کنند.</text:p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1T1">
        <draw:frame presentation:style-name="pr4" draw:layer="layout" svg:width="23cm" svg:height="3.506cm" svg:x="1cm" svg:y="0.837cm" presentation:class="title">
          <draw:text-box>
            <text:p>نمونه‌ی کاربردهای لینوکس</text:p>
          </draw:text-box>
        </draw:frame>
        <draw:frame presentation:style-name="pr7" draw:text-style-name="P2" draw:layer="layout" svg:width="22.6cm" svg:height="12.179cm" svg:x="1.4cm" svg:y="4.914cm" presentation:class="outline" presentation:user-transformed="true">
          <draw:text-box>
            <text:list text:style-name="L2">
              <text:list-item>
                <text:p text:style-name="P2">بزرگترین سرمایه‌گذاری‌های بر روی لینوکس توسط <text:s/>دولت‌ها برای جایگزین کردن لینوکس بجای ویندوز صورت می‌گیرد.</text:p>
              </text:list-item>
              <text:list-item>
                <text:p text:style-name="P2">در کشور ما یک توزیع توسط دانشگاه شریف به نام لینوکس شریف منتشر شده است.</text:p>
              </text:list-item>
              <text:list-item>
                <text:p text:style-name="P2">در حال حاضر پروژه‌ی ملی نرم‌افزار آزاد توسط مخابرات در حال ایجاد یک توزیع مخصوص می‌باشد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1T1">
        <draw:frame presentation:style-name="pr4" draw:layer="layout" svg:width="23cm" svg:height="3.506cm" svg:x="1cm" svg:y="0.837cm" presentation:class="title">
          <draw:text-box>
            <text:p>نمونه‌ی کاربردهای لینوکس</text:p>
          </draw:text-box>
        </draw:frame>
        <draw:frame presentation:style-name="pr7" draw:text-style-name="P2" draw:layer="layout" svg:width="22.6cm" svg:height="12.179cm" svg:x="1.4cm" svg:y="4.914cm" presentation:class="outline" presentation:user-transformed="true">
          <draw:text-box>
            <text:list text:style-name="L2">
              <text:list-item>
                <text:p text:style-name="P2">در کشور‌هایی که سیستم عامل لینوکس جایگزین سیستم‌عامل‌های دیگر در سیستم مخابراتی شدند هزینه‌ی پیامک و تماس تلفنی تا 75٪ کاهش پیدا کرده‌اند.</text:p>
              </text:list-item>
              <text:list-item>
                <text:p text:style-name="P2">بیشتر از 80٪ سایت‌ها توسط میزبان‌هایی با سیستم‌عامل لینوکس پشتیبانی می‌شوند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1T1">
        <draw:frame presentation:style-name="pr4" draw:layer="layout" svg:width="23cm" svg:height="3.625cm" svg:x="1cm" svg:y="0.778cm" presentation:class="title" presentation:user-transformed="true">
          <draw:text-box>
            <text:p>چرا نرم‌افزار آزاد این قدرت را دارد؟</text:p>
          </draw:text-box>
        </draw:frame>
        <draw:frame presentation:style-name="pr7" draw:text-style-name="P2" draw:layer="layout" svg:width="22.6cm" svg:height="12.179cm" svg:x="1.4cm" svg:y="4.914cm" presentation:class="outline">
          <draw:text-box>
            <text:list text:style-name="L2">
              <text:list-item>
                <text:p text:style-name="P2">نرم افزار آزاد توسط مردم ساخته می‌شود و بازبینی می‌شود.</text:p>
              </text:list-item>
              <text:list-item>
                <text:p text:style-name="P2">در نرم‌افزار آزاد هرکسی که مهارت داشته باشد می‌تواند نرم‌افزار را تغییر دهد.</text:p>
              </text:list-item>
              <text:list-item>
                <text:p text:style-name="P2">نرم‌افزار آزاد اکثرا رایگان است.</text:p>
              </text:list-item>
              <text:list-item>
                <text:p text:style-name="P2">بجای یک شرکت ۷,۰۰۰,۰۰۰,۰۰۰ نفر آزادیِ بیان و پیشرفت ایده را دارند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1T1">
        <draw:frame presentation:style-name="pr4" draw:layer="layout" svg:width="23cm" svg:height="3.625cm" svg:x="1cm" svg:y="0.778cm" presentation:class="title" presentation:user-transformed="true">
          <draw:text-box>
            <text:p>چرا نرم‌افزار آزاد این قدرت را دارد؟</text:p>
          </draw:text-box>
        </draw:frame>
        <draw:frame presentation:style-name="pr7" draw:text-style-name="P2" draw:layer="layout" svg:width="22.6cm" svg:height="12.179cm" svg:x="1.4cm" svg:y="4.914cm" presentation:class="outline" presentation:user-transformed="true">
          <draw:text-box>
            <text:list text:style-name="L2">
              <text:list-item>
                <text:p text:style-name="P2">در نتیجه:</text:p>
                <text:p text:style-name="P2">۱.نرم‌افزار آزاد امن است.</text:p>
                <text:p text:style-name="P2">۲.نرم‌افزار آزاد نه کمتر است، نه بیشتر.</text:p>
                <text:p text:style-name="P2">۳.نرم‌افزار آزاد بهترین راه حل ممکن است.</text:p>
                <text:p text:style-name="P2">۴.نرم افزار آزاد ارزان است.</text:p>
                <text:p text:style-name="P2">۵.نرم افزار آزاد مال همه است و حق انتخاب <text:s text:c="3"/>می‌دهد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roundedrect" presentation:presentation-page-layout-name="AL1T1">
        <draw:frame presentation:style-name="pr4" draw:layer="layout" svg:width="23cm" svg:height="3.506cm" svg:x="1cm" svg:y="0.837cm" presentation:class="title">
          <draw:text-box>
            <text:p>لینوکس چیست؟</text:p>
          </draw:text-box>
        </draw:frame>
        <draw:frame presentation:style-name="pr7" draw:text-style-name="P2" draw:layer="layout" svg:width="22.6cm" svg:height="12.179cm" svg:x="1.4cm" svg:y="4.914cm" presentation:class="outline" presentation:user-transformed="true">
          <draw:text-box>
            <text:list text:style-name="L2">
              <text:list-item>
                <text:p text:style-name="P2">در سال 1980 میلادی بعد از این که اکثر نرم‌افزارها اختصاصی و بسته شدند، شخصی به اسم <text:span text:style-name="T8">ریچارد استالمن</text:span> با <text:span text:style-name="T8">همکاری عموم</text:span> اقدام به ساخت یک <text:span text:style-name="T8">سیستم عامل</text:span> کردند. تا بتواند <text:span text:style-name="T8">بستری آزاد برای نرم افزارهای آزاد</text:span> باشد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roundedrect" presentation:presentation-page-layout-name="AL1T1">
        <draw:frame presentation:style-name="pr4" draw:layer="layout" svg:width="23cm" svg:height="3.506cm" svg:x="1cm" svg:y="0.837cm" presentation:class="title">
          <draw:text-box>
            <text:p>لینوکس چیست؟</text:p>
          </draw:text-box>
        </draw:frame>
        <draw:frame presentation:style-name="pr7" draw:text-style-name="P2" draw:layer="layout" svg:width="22.6cm" svg:height="12.179cm" svg:x="1.4cm" svg:y="4.914cm" presentation:class="outline" presentation:user-transformed="true">
          <draw:text-box>
            <text:list text:style-name="L2">
              <text:list-item>
                <text:p text:style-name="P2">شخصی به اسم لینوس توروالدز هسته‌ی این سیستم عامل را ساخت و اسم لینوکس را به آن هسته داد. </text:p>
              </text:list-item>
              <text:list-item>
                <text:p text:style-name="P2">با این کار ساخت سیستم‌عامل گنو/لینوکس پایان یافت. برای راحتی این سیستم‌عامل و سیستم‌عامل‌های زیر مجموعه را لینوکس صدا می‌زنند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roundedrect" presentation:presentation-page-layout-name="AL1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لینوکس چیست؟</text:p>
          </draw:text-box>
        </draw:frame>
        <draw:frame presentation:style-name="pr7" draw:layer="layout" svg:width="22.6cm" svg:height="12.179cm" svg:x="1.4cm" svg:y="4.914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roundedrect" presentation:presentation-page-layout-name="AL1T1">
        <draw:frame presentation:style-name="pr4" draw:layer="layout" svg:width="23cm" svg:height="3.506cm" svg:x="1cm" svg:y="0.837cm" presentation:class="title">
          <draw:text-box>
            <text:p>چرا از نرم‌افزار آزاد استفاده کنیم؟</text:p>
          </draw:text-box>
        </draw:frame>
        <draw:frame presentation:style-name="pr7" draw:text-style-name="P6" draw:layer="layout" svg:width="22.6cm" svg:height="12.179cm" svg:x="1.4cm" svg:y="4.914cm" presentation:class="outline">
          <draw:text-box>
            <text:list text:style-name="L2">
              <text:list-item>
                <text:p text:style-name="P6">نرم افزار آزاد برای مردم توسط مردم ساخته شده. پس شما آزادی انتخاب دارید.</text:p>
              </text:list-item>
              <text:list-item>
                <text:p text:style-name="P6">نرم‌افزار آزاد به لحاظ قدرت فنی قوی هست و قوی‌تر می‌شود.</text:p>
              </text:list-item>
              <text:list-item>
                <text:p text:style-name="P6">نرم‌افزار آزاد ساده است و برای آموزش دادن خوب است.</text:p>
              </text:list-item>
              <text:list-item>
                <text:p text:style-name="P6">نرم افزار آزاد ارزان است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fo:text-align="end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roundedrect" style:page-layout-name="PM1" draw:style-name="Mdp1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7.8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02</meta:generator>
    <dc:title>Rounded Rectangles</dc:title>
    <dc:description>Presentation Layout Template</dc:description>
    <meta:creation-date>2012-05-01T12:21:52</meta:creation-date>
    <dc:language>en-US</dc:language>
    <meta:editing-cycles>12</meta:editing-cycles>
    <meta:editing-duration>PT1H46M40S</meta:editing-duration>
    <dc:date>2012-05-05T14:04:10</dc:date>
    <meta:document-statistic meta:object-count="108"/>
    <meta:user-defined meta:name="Info 1"/>
    <meta:user-defined meta:name="Info 2"/>
    <meta:user-defined meta:name="Info 3"/>
    <meta:user-defined meta:name="Info 4"/>
    <meta:template xlink:type="simple" xlink:actuate="onRequest" xlink:title="Rounded Rectangles" xlink:href="../../../../usr/lib/libreoffice/basis3.4/share/template/common/layout/lyt-roundedrect.otp" meta:date="2006-12-14T14:54:39"/>
  </office:meta>
</office:document-meta>
</file>